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3.77cm" fo:min-width="3.62cm" fo:padding-top="0.165cm" fo:padding-bottom="0.165cm" fo:padding-left="0.29cm" fo:padding-right="0.29cm"/>
    </style:style>
    <style:style style:name="gr2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.83cm" fo:min-width="1.1cm"/>
    </style:style>
    <style:style style:name="gr3" style:family="graphic" style:parent-style-name="standard">
      <style:graphic-properties svg:stroke-color="#ff0000" draw:fill-color="#ff0000" draw:textarea-horizontal-align="justify" draw:textarea-vertical-align="middle" draw:auto-grow-height="false" fo:min-height="0.514cm" fo:min-width="0.632cm"/>
    </style:style>
    <style:style style:name="gr4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stroke="dash" draw:stroke-dash="Fine_20_Dotted"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6.364cm" fo:min-width="6.72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2cm" fo:min-width="6.489cm"/>
    </style:style>
    <style:style style:name="gr9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17cm" fo:min-width="6.72cm" fo:padding-top="0.165cm" fo:padding-bottom="0.165cm" fo:padding-left="0.29cm" fo:padding-right="0.29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draw:stroke="dash" draw:stroke-dash="Fine_20_Dashed" svg:stroke-width="0.081cm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2" style:family="graphic" style:parent-style-name="standard">
      <style:graphic-properties draw:textarea-horizontal-align="justify" draw:textarea-vertical-align="middle" draw:auto-grow-height="false" fo:min-height="0.6cm" fo:min-width="1.7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0000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4.2cm" svg:height="14.1cm" svg:x="6.1cm" svg:y="7.383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" draw:text-style-name="P2" draw:layer="layout" svg:width="1.6cm" svg:height="1.08cm" svg:x="7.2cm" svg:y="4.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" draw:text-style-name="P3" draw:layer="layout" svg:width="1.6cm" svg:height="1.08cm" svg:x="7.2cm" svg:y="5.52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line draw:style-name="gr4" draw:text-style-name="P1" draw:layer="layout" svg:x1="8cm" svg:y1="6.6cm" svg:x2="8cm" svg:y2="7.4cm">
              <text:p/>
            </draw:line>
            <draw:line draw:style-name="gr4" draw:text-style-name="P1" draw:layer="layout" svg:x1="7.7cm" svg:y1="4cm" svg:x2="7.7cm" svg:y2="4.8cm">
              <text:p/>
            </draw:line>
            <draw:line draw:style-name="gr4" draw:text-style-name="P1" draw:layer="layout" svg:x1="8.3cm" svg:y1="4cm" svg:x2="8.3cm" svg:y2="4.8cm">
              <text:p/>
            </draw:line>
            <draw:frame draw:style-name="gr5" draw:text-style-name="P4" draw:layer="layout" svg:width="3.381cm" svg:height="0.962cm" svg:x="4.5cm" svg:y="3.1cm">
              <draw:text-box>
                <text:p>MemWrite</text:p>
              </draw:text-box>
            </draw:frame>
            <draw:frame draw:style-name="gr5" draw:text-style-name="P4" draw:layer="layout" svg:width="1.912cm" svg:height="0.962cm" svg:x="8.001cm" svg:y="3.1cm">
              <draw:text-box>
                <text:p>en[7]</text:p>
              </draw:text-box>
            </draw:frame>
            <draw:line draw:style-name="gr4" draw:text-style-name="P1" draw:layer="layout" svg:x1="6.1cm" svg:y1="21.5cm" svg:x2="7.2cm" svg:y2="22.4cm">
              <text:p/>
            </draw:line>
            <draw:line draw:style-name="gr4" draw:text-style-name="P1" draw:layer="layout" svg:x1="10.3cm" svg:y1="21.5cm" svg:x2="9.1cm" svg:y2="22.6cm">
              <text:p/>
            </draw:line>
            <draw:frame draw:style-name="gr5" draw:text-style-name="P4" draw:layer="layout" svg:width="1.734cm" svg:height="0.962cm" svg:x="7.3cm" svg:y="22.2cm">
              <draw:text-box>
                <text:p>8-bit</text:p>
              </draw:text-box>
            </draw:frame>
          </draw:g>
          <draw:g>
            <draw:custom-shape draw:style-name="gr1" draw:text-style-name="P1" draw:layer="layout" svg:width="4.2cm" svg:height="14.1cm" svg:x="11.521cm" svg:y="7.383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" draw:text-style-name="P2" draw:layer="layout" svg:width="1.6cm" svg:height="1.08cm" svg:x="12.621cm" svg:y="4.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" draw:text-style-name="P3" draw:layer="layout" svg:width="1.6cm" svg:height="1.08cm" svg:x="12.621cm" svg:y="5.52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line draw:style-name="gr4" draw:text-style-name="P1" draw:layer="layout" svg:x1="13.421cm" svg:y1="6.6cm" svg:x2="13.421cm" svg:y2="7.4cm">
              <text:p/>
            </draw:line>
            <draw:line draw:style-name="gr4" draw:text-style-name="P1" draw:layer="layout" svg:x1="13.121cm" svg:y1="4cm" svg:x2="13.121cm" svg:y2="4.8cm">
              <text:p/>
            </draw:line>
            <draw:line draw:style-name="gr4" draw:text-style-name="P1" draw:layer="layout" svg:x1="13.721cm" svg:y1="4cm" svg:x2="13.721cm" svg:y2="4.8cm">
              <text:p/>
            </draw:line>
            <draw:frame draw:style-name="gr5" draw:text-style-name="P4" draw:layer="layout" svg:width="3.381cm" svg:height="0.962cm" svg:x="9.921cm" svg:y="3.1cm">
              <draw:text-box>
                <text:p>MemWrite</text:p>
              </draw:text-box>
            </draw:frame>
            <draw:frame draw:style-name="gr5" draw:text-style-name="P4" draw:layer="layout" svg:width="1.912cm" svg:height="0.962cm" svg:x="13.422cm" svg:y="3.1cm">
              <draw:text-box>
                <text:p>en[6]</text:p>
              </draw:text-box>
            </draw:frame>
            <draw:line draw:style-name="gr4" draw:text-style-name="P1" draw:layer="layout" svg:x1="11.521cm" svg:y1="21.5cm" svg:x2="12.621cm" svg:y2="22.4cm">
              <text:p/>
            </draw:line>
            <draw:line draw:style-name="gr4" draw:text-style-name="P1" draw:layer="layout" svg:x1="15.721cm" svg:y1="21.5cm" svg:x2="14.521cm" svg:y2="22.6cm">
              <text:p/>
            </draw:line>
            <draw:frame draw:style-name="gr5" draw:text-style-name="P4" draw:layer="layout" svg:width="1.734cm" svg:height="0.962cm" svg:x="12.721cm" svg:y="22.2cm">
              <draw:text-box>
                <text:p>8-bit</text:p>
              </draw:text-box>
            </draw:frame>
          </draw:g>
          <draw:g>
            <draw:custom-shape draw:style-name="gr1" draw:text-style-name="P1" draw:layer="layout" svg:width="4.2cm" svg:height="14.1cm" svg:x="21.942cm" svg:y="7.383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" draw:text-style-name="P2" draw:layer="layout" svg:width="1.6cm" svg:height="1.08cm" svg:x="23.042cm" svg:y="4.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" draw:text-style-name="P3" draw:layer="layout" svg:width="1.6cm" svg:height="1.08cm" svg:x="23.042cm" svg:y="5.52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line draw:style-name="gr4" draw:text-style-name="P1" draw:layer="layout" svg:x1="23.842cm" svg:y1="6.6cm" svg:x2="23.842cm" svg:y2="7.4cm">
              <text:p/>
            </draw:line>
            <draw:line draw:style-name="gr4" draw:text-style-name="P1" draw:layer="layout" svg:x1="23.542cm" svg:y1="4cm" svg:x2="23.542cm" svg:y2="4.8cm">
              <text:p/>
            </draw:line>
            <draw:line draw:style-name="gr4" draw:text-style-name="P1" draw:layer="layout" svg:x1="24.142cm" svg:y1="4cm" svg:x2="24.142cm" svg:y2="4.8cm">
              <text:p/>
            </draw:line>
            <draw:frame draw:style-name="gr5" draw:text-style-name="P4" draw:layer="layout" svg:width="3.381cm" svg:height="0.962cm" svg:x="20.342cm" svg:y="3.1cm">
              <draw:text-box>
                <text:p>MemWrite</text:p>
              </draw:text-box>
            </draw:frame>
            <draw:frame draw:style-name="gr5" draw:text-style-name="P4" draw:layer="layout" svg:width="1.912cm" svg:height="0.962cm" svg:x="23.843cm" svg:y="3.1cm">
              <draw:text-box>
                <text:p>en[0]</text:p>
              </draw:text-box>
            </draw:frame>
            <draw:line draw:style-name="gr4" draw:text-style-name="P1" draw:layer="layout" svg:x1="21.942cm" svg:y1="21.5cm" svg:x2="23.042cm" svg:y2="22.4cm">
              <text:p/>
            </draw:line>
            <draw:line draw:style-name="gr4" draw:text-style-name="P1" draw:layer="layout" svg:x1="26.142cm" svg:y1="21.5cm" svg:x2="24.942cm" svg:y2="22.6cm">
              <text:p/>
            </draw:line>
            <draw:frame draw:style-name="gr5" draw:text-style-name="P4" draw:layer="layout" svg:width="1.734cm" svg:height="0.962cm" svg:x="23.142cm" svg:y="22.2cm">
              <draw:text-box>
                <text:p>8-bit</text:p>
              </draw:text-box>
            </draw:frame>
          </draw:g>
          <draw:line draw:style-name="gr6" draw:text-style-name="P1" draw:layer="layout" svg:x1="16.4cm" svg:y1="14.9cm" svg:x2="21.1cm" svg:y2="14.9cm">
            <text:p/>
          </draw:line>
          <draw:g>
            <draw:g>
              <draw:g>
                <draw:custom-shape draw:style-name="gr7" draw:text-style-name="P1" draw:layer="layout" svg:width="7.3cm" svg:height="6.694cm" svg:x="-5.3cm" svg:y="7.506cm">
                  <text:p/>
                  <draw:enhanced-geometry svg:viewBox="0 0 21600 21600" draw:type="rectangle" draw:enhanced-path="M 0 0 L 21600 0 21600 21600 0 21600 0 0 Z N"/>
                </draw:custom-shape>
                <draw:frame draw:style-name="gr8" draw:text-style-name="P4" draw:layer="layout" svg:width="6.989cm" svg:height="1.192cm" svg:x="-5.3cm" svg:y="6.438cm">
                  <draw:text-box>
                    <text:p>Data Memory</text:p>
                  </draw:text-box>
                </draw:frame>
              </draw:g>
              <draw:g>
                <draw:custom-shape draw:style-name="gr9" draw:text-style-name="P1" draw:layer="layout" svg:width="7.3cm" svg:height="1.5cm" svg:x="-5.3cm" svg:y="14.6cm">
                  <text:p/>
                  <draw:enhanced-geometry svg:viewBox="0 0 21600 21600" draw:type="rectangle" draw:enhanced-path="M 0 0 L 21600 0 21600 21600 0 21600 0 0 Z N"/>
                </draw:custom-shape>
                <draw:line draw:style-name="gr10" draw:text-style-name="P1" draw:layer="layout" svg:x1="-4.5cm" svg:y1="14.6cm" svg:x2="-4.5cm" svg:y2="16.1cm">
                  <text:p/>
                </draw:line>
                <draw:line draw:style-name="gr10" draw:text-style-name="P1" draw:layer="layout" svg:x1="-3.6cm" svg:y1="14.6cm" svg:x2="-3.6cm" svg:y2="16.1cm">
                  <text:p/>
                </draw:line>
                <draw:line draw:style-name="gr10" draw:text-style-name="P1" draw:layer="layout" svg:x1="-2.6cm" svg:y1="14.6cm" svg:x2="-2.6cm" svg:y2="16.1cm">
                  <text:p/>
                </draw:line>
                <draw:line draw:style-name="gr10" draw:text-style-name="P1" draw:layer="layout" svg:x1="-1.6cm" svg:y1="14.6cm" svg:x2="-1.6cm" svg:y2="16.1cm">
                  <text:p/>
                </draw:line>
                <draw:line draw:style-name="gr10" draw:text-style-name="P1" draw:layer="layout" svg:x1="-0.5cm" svg:y1="14.6cm" svg:x2="-0.5cm" svg:y2="16.1cm">
                  <text:p/>
                </draw:line>
                <draw:line draw:style-name="gr10" draw:text-style-name="P1" draw:layer="layout" svg:x1="0.6cm" svg:y1="14.6cm" svg:x2="0.6cm" svg:y2="16.1cm">
                  <text:p/>
                </draw:line>
                <draw:line draw:style-name="gr10" draw:text-style-name="P1" draw:layer="layout" svg:x1="1.3cm" svg:y1="14.6cm" svg:x2="1.3cm" svg:y2="16.1cm">
                  <text:p/>
                </draw:line>
                <draw:frame draw:style-name="gr5" draw:text-style-name="P4" draw:layer="layout" svg:width="0.853cm" svg:height="0.962cm" svg:x="-5.3cm" svg:y="15cm">
                  <draw:text-box>
                    <text:p>7</text:p>
                  </draw:text-box>
                </draw:frame>
                <draw:frame draw:style-name="gr5" draw:text-style-name="P4" draw:layer="layout" svg:width="0.853cm" svg:height="0.962cm" svg:x="-4.399cm" svg:y="15cm">
                  <draw:text-box>
                    <text:p>6</text:p>
                  </draw:text-box>
                </draw:frame>
                <draw:frame draw:style-name="gr5" draw:text-style-name="P4" draw:layer="layout" svg:width="0.853cm" svg:height="0.962cm" svg:x="-3.398cm" svg:y="15cm">
                  <draw:text-box>
                    <text:p>5</text:p>
                  </draw:text-box>
                </draw:frame>
                <draw:frame draw:style-name="gr5" draw:text-style-name="P4" draw:layer="layout" svg:width="0.853cm" svg:height="0.962cm" svg:x="-2.497cm" svg:y="15cm">
                  <draw:text-box>
                    <text:p>4</text:p>
                  </draw:text-box>
                </draw:frame>
                <draw:frame draw:style-name="gr5" draw:text-style-name="P4" draw:layer="layout" svg:width="0.853cm" svg:height="0.962cm" svg:x="-1.496cm" svg:y="15cm">
                  <draw:text-box>
                    <text:p>3</text:p>
                  </draw:text-box>
                </draw:frame>
                <draw:frame draw:style-name="gr5" draw:text-style-name="P4" draw:layer="layout" svg:width="0.853cm" svg:height="0.962cm" svg:x="-0.295cm" svg:y="15cm">
                  <draw:text-box>
                    <text:p>2</text:p>
                  </draw:text-box>
                </draw:frame>
                <draw:frame draw:style-name="gr5" draw:text-style-name="P4" draw:layer="layout" svg:width="0.853cm" svg:height="0.962cm" svg:x="0.506cm" svg:y="15cm">
                  <draw:text-box>
                    <text:p>1</text:p>
                  </draw:text-box>
                </draw:frame>
                <draw:frame draw:style-name="gr5" draw:text-style-name="P4" draw:layer="layout" svg:width="0.853cm" svg:height="0.962cm" svg:x="1.207cm" svg:y="15cm">
                  <draw:text-box>
                    <text:p>0</text:p>
                  </draw:text-box>
                </draw:frame>
                <draw:line draw:style-name="gr4" draw:text-style-name="P1" draw:layer="layout" svg:x1="-5.3cm" svg:y1="16.1cm" svg:x2="-4.6cm" svg:y2="16.9cm">
                  <text:p/>
                </draw:line>
                <draw:line draw:style-name="gr4" draw:text-style-name="P1" draw:layer="layout" svg:x1="2cm" svg:y1="16.1cm" svg:x2="1.3cm" svg:y2="17.1cm">
                  <text:p/>
                </draw:line>
                <draw:frame draw:style-name="gr5" draw:text-style-name="P4" draw:layer="layout" svg:width="2.263cm" svg:height="0.962cm" svg:x="-2.7cm" svg:y="16.5cm">
                  <draw:text-box>
                    <text:p>8-byte</text:p>
                  </draw:text-box>
                </draw:frame>
              </draw:g>
            </draw:g>
            <draw:g>
              <draw:g>
                <draw:custom-shape draw:style-name="gr9" draw:text-style-name="P1" draw:layer="layout" svg:width="7.3cm" svg:height="1.5cm" svg:x="-5.32cm" svg:y="7.5cm">
                  <text:p/>
                  <draw:enhanced-geometry svg:viewBox="0 0 21600 21600" draw:type="rectangle" draw:enhanced-path="M 0 0 L 21600 0 21600 21600 0 21600 0 0 Z N"/>
                </draw:custom-shape>
                <draw:line draw:style-name="gr10" draw:text-style-name="P1" draw:layer="layout" svg:x1="-4.52cm" svg:y1="7.5cm" svg:x2="-4.52cm" svg:y2="9cm">
                  <text:p/>
                </draw:line>
                <draw:line draw:style-name="gr10" draw:text-style-name="P1" draw:layer="layout" svg:x1="-3.62cm" svg:y1="7.5cm" svg:x2="-3.62cm" svg:y2="9cm">
                  <text:p/>
                </draw:line>
                <draw:line draw:style-name="gr10" draw:text-style-name="P1" draw:layer="layout" svg:x1="-2.62cm" svg:y1="7.5cm" svg:x2="-2.62cm" svg:y2="9cm">
                  <text:p/>
                </draw:line>
                <draw:line draw:style-name="gr10" draw:text-style-name="P1" draw:layer="layout" svg:x1="-1.62cm" svg:y1="7.5cm" svg:x2="-1.62cm" svg:y2="9cm">
                  <text:p/>
                </draw:line>
                <draw:line draw:style-name="gr10" draw:text-style-name="P1" draw:layer="layout" svg:x1="-0.52cm" svg:y1="7.5cm" svg:x2="-0.52cm" svg:y2="9cm">
                  <text:p/>
                </draw:line>
                <draw:line draw:style-name="gr10" draw:text-style-name="P1" draw:layer="layout" svg:x1="0.58cm" svg:y1="7.5cm" svg:x2="0.58cm" svg:y2="9cm">
                  <text:p/>
                </draw:line>
                <draw:line draw:style-name="gr10" draw:text-style-name="P1" draw:layer="layout" svg:x1="1.28cm" svg:y1="7.5cm" svg:x2="1.28cm" svg:y2="9cm">
                  <text:p/>
                </draw:line>
                <draw:frame draw:style-name="gr5" draw:text-style-name="P4" draw:layer="layout" svg:width="0.853cm" svg:height="0.962cm" svg:x="-5.32cm" svg:y="7.9cm">
                  <draw:text-box>
                    <text:p>7</text:p>
                  </draw:text-box>
                </draw:frame>
                <draw:frame draw:style-name="gr5" draw:text-style-name="P4" draw:layer="layout" svg:width="0.853cm" svg:height="0.962cm" svg:x="-4.419cm" svg:y="7.9cm">
                  <draw:text-box>
                    <text:p>6</text:p>
                  </draw:text-box>
                </draw:frame>
                <draw:frame draw:style-name="gr5" draw:text-style-name="P4" draw:layer="layout" svg:width="0.853cm" svg:height="0.962cm" svg:x="-3.418cm" svg:y="7.9cm">
                  <draw:text-box>
                    <text:p>5</text:p>
                  </draw:text-box>
                </draw:frame>
                <draw:frame draw:style-name="gr5" draw:text-style-name="P4" draw:layer="layout" svg:width="0.853cm" svg:height="0.962cm" svg:x="-2.517cm" svg:y="7.9cm">
                  <draw:text-box>
                    <text:p>4</text:p>
                  </draw:text-box>
                </draw:frame>
                <draw:frame draw:style-name="gr5" draw:text-style-name="P4" draw:layer="layout" svg:width="0.853cm" svg:height="0.962cm" svg:x="-1.516cm" svg:y="7.9cm">
                  <draw:text-box>
                    <text:p>3</text:p>
                  </draw:text-box>
                </draw:frame>
                <draw:frame draw:style-name="gr5" draw:text-style-name="P4" draw:layer="layout" svg:width="0.853cm" svg:height="0.962cm" svg:x="-0.315cm" svg:y="7.9cm">
                  <draw:text-box>
                    <text:p>2</text:p>
                  </draw:text-box>
                </draw:frame>
                <draw:frame draw:style-name="gr5" draw:text-style-name="P4" draw:layer="layout" svg:width="0.853cm" svg:height="0.962cm" svg:x="0.486cm" svg:y="7.9cm">
                  <draw:text-box>
                    <text:p>1</text:p>
                  </draw:text-box>
                </draw:frame>
                <draw:frame draw:style-name="gr5" draw:text-style-name="P4" draw:layer="layout" svg:width="0.853cm" svg:height="0.962cm" svg:x="1.187cm" svg:y="7.9cm">
                  <draw:text-box>
                    <text:p>0</text:p>
                  </draw:text-box>
                </draw:frame>
              </draw:g>
              <draw:g>
                <draw:custom-shape draw:style-name="gr9" draw:text-style-name="P1" draw:layer="layout" svg:width="7.3cm" svg:height="1.5cm" svg:x="-5.34cm" svg:y="9cm">
                  <text:p/>
                  <draw:enhanced-geometry svg:viewBox="0 0 21600 21600" draw:type="rectangle" draw:enhanced-path="M 0 0 L 21600 0 21600 21600 0 21600 0 0 Z N"/>
                </draw:custom-shape>
                <draw:line draw:style-name="gr10" draw:text-style-name="P1" draw:layer="layout" svg:x1="-4.54cm" svg:y1="9cm" svg:x2="-4.54cm" svg:y2="10.5cm">
                  <text:p/>
                </draw:line>
                <draw:line draw:style-name="gr10" draw:text-style-name="P1" draw:layer="layout" svg:x1="-3.64cm" svg:y1="9cm" svg:x2="-3.64cm" svg:y2="10.5cm">
                  <text:p/>
                </draw:line>
                <draw:line draw:style-name="gr10" draw:text-style-name="P1" draw:layer="layout" svg:x1="-2.64cm" svg:y1="9cm" svg:x2="-2.64cm" svg:y2="10.5cm">
                  <text:p/>
                </draw:line>
                <draw:line draw:style-name="gr10" draw:text-style-name="P1" draw:layer="layout" svg:x1="-1.64cm" svg:y1="9cm" svg:x2="-1.64cm" svg:y2="10.5cm">
                  <text:p/>
                </draw:line>
                <draw:line draw:style-name="gr10" draw:text-style-name="P1" draw:layer="layout" svg:x1="-0.54cm" svg:y1="9cm" svg:x2="-0.54cm" svg:y2="10.5cm">
                  <text:p/>
                </draw:line>
                <draw:line draw:style-name="gr10" draw:text-style-name="P1" draw:layer="layout" svg:x1="0.56cm" svg:y1="9cm" svg:x2="0.56cm" svg:y2="10.5cm">
                  <text:p/>
                </draw:line>
                <draw:line draw:style-name="gr10" draw:text-style-name="P1" draw:layer="layout" svg:x1="1.26cm" svg:y1="9cm" svg:x2="1.26cm" svg:y2="10.5cm">
                  <text:p/>
                </draw:line>
                <draw:frame draw:style-name="gr5" draw:text-style-name="P4" draw:layer="layout" svg:width="0.853cm" svg:height="0.962cm" svg:x="-5.34cm" svg:y="9.4cm">
                  <draw:text-box>
                    <text:p>7</text:p>
                  </draw:text-box>
                </draw:frame>
                <draw:frame draw:style-name="gr5" draw:text-style-name="P4" draw:layer="layout" svg:width="0.853cm" svg:height="0.962cm" svg:x="-4.439cm" svg:y="9.4cm">
                  <draw:text-box>
                    <text:p>6</text:p>
                  </draw:text-box>
                </draw:frame>
                <draw:frame draw:style-name="gr5" draw:text-style-name="P4" draw:layer="layout" svg:width="0.853cm" svg:height="0.962cm" svg:x="-3.438cm" svg:y="9.4cm">
                  <draw:text-box>
                    <text:p>5</text:p>
                  </draw:text-box>
                </draw:frame>
                <draw:frame draw:style-name="gr5" draw:text-style-name="P4" draw:layer="layout" svg:width="0.853cm" svg:height="0.962cm" svg:x="-2.537cm" svg:y="9.4cm">
                  <draw:text-box>
                    <text:p>4</text:p>
                  </draw:text-box>
                </draw:frame>
                <draw:frame draw:style-name="gr5" draw:text-style-name="P4" draw:layer="layout" svg:width="0.853cm" svg:height="0.962cm" svg:x="-1.536cm" svg:y="9.4cm">
                  <draw:text-box>
                    <text:p>3</text:p>
                  </draw:text-box>
                </draw:frame>
                <draw:frame draw:style-name="gr5" draw:text-style-name="P4" draw:layer="layout" svg:width="0.853cm" svg:height="0.962cm" svg:x="-0.335cm" svg:y="9.4cm">
                  <draw:text-box>
                    <text:p>2</text:p>
                  </draw:text-box>
                </draw:frame>
                <draw:frame draw:style-name="gr5" draw:text-style-name="P4" draw:layer="layout" svg:width="0.853cm" svg:height="0.962cm" svg:x="0.466cm" svg:y="9.4cm">
                  <draw:text-box>
                    <text:p>1</text:p>
                  </draw:text-box>
                </draw:frame>
                <draw:frame draw:style-name="gr5" draw:text-style-name="P4" draw:layer="layout" svg:width="0.853cm" svg:height="0.962cm" svg:x="1.167cm" svg:y="9.4cm">
                  <draw:text-box>
                    <text:p>0</text:p>
                  </draw:text-box>
                </draw:frame>
              </draw:g>
              <draw:g>
                <draw:custom-shape draw:style-name="gr9" draw:text-style-name="P1" draw:layer="layout" svg:width="7.3cm" svg:height="1.5cm" svg:x="-5.36cm" svg:y="12.7cm">
                  <text:p/>
                  <draw:enhanced-geometry svg:viewBox="0 0 21600 21600" draw:type="rectangle" draw:enhanced-path="M 0 0 L 21600 0 21600 21600 0 21600 0 0 Z N"/>
                </draw:custom-shape>
                <draw:line draw:style-name="gr10" draw:text-style-name="P1" draw:layer="layout" svg:x1="-4.56cm" svg:y1="12.7cm" svg:x2="-4.56cm" svg:y2="14.2cm">
                  <text:p/>
                </draw:line>
                <draw:line draw:style-name="gr10" draw:text-style-name="P1" draw:layer="layout" svg:x1="-3.66cm" svg:y1="12.7cm" svg:x2="-3.66cm" svg:y2="14.2cm">
                  <text:p/>
                </draw:line>
                <draw:line draw:style-name="gr10" draw:text-style-name="P1" draw:layer="layout" svg:x1="-2.66cm" svg:y1="12.7cm" svg:x2="-2.66cm" svg:y2="14.2cm">
                  <text:p/>
                </draw:line>
                <draw:line draw:style-name="gr10" draw:text-style-name="P1" draw:layer="layout" svg:x1="-1.66cm" svg:y1="12.7cm" svg:x2="-1.66cm" svg:y2="14.2cm">
                  <text:p/>
                </draw:line>
                <draw:line draw:style-name="gr10" draw:text-style-name="P1" draw:layer="layout" svg:x1="-0.56cm" svg:y1="12.7cm" svg:x2="-0.56cm" svg:y2="14.2cm">
                  <text:p/>
                </draw:line>
                <draw:line draw:style-name="gr10" draw:text-style-name="P1" draw:layer="layout" svg:x1="0.54cm" svg:y1="12.7cm" svg:x2="0.54cm" svg:y2="14.2cm">
                  <text:p/>
                </draw:line>
                <draw:line draw:style-name="gr10" draw:text-style-name="P1" draw:layer="layout" svg:x1="1.24cm" svg:y1="12.7cm" svg:x2="1.24cm" svg:y2="14.2cm">
                  <text:p/>
                </draw:line>
                <draw:frame draw:style-name="gr5" draw:text-style-name="P4" draw:layer="layout" svg:width="0.853cm" svg:height="0.962cm" svg:x="-5.36cm" svg:y="13.1cm">
                  <draw:text-box>
                    <text:p>7</text:p>
                  </draw:text-box>
                </draw:frame>
                <draw:frame draw:style-name="gr5" draw:text-style-name="P4" draw:layer="layout" svg:width="0.853cm" svg:height="0.962cm" svg:x="-4.459cm" svg:y="13.1cm">
                  <draw:text-box>
                    <text:p>6</text:p>
                  </draw:text-box>
                </draw:frame>
                <draw:frame draw:style-name="gr5" draw:text-style-name="P4" draw:layer="layout" svg:width="0.853cm" svg:height="0.962cm" svg:x="-3.458cm" svg:y="13.1cm">
                  <draw:text-box>
                    <text:p>5</text:p>
                  </draw:text-box>
                </draw:frame>
                <draw:frame draw:style-name="gr5" draw:text-style-name="P4" draw:layer="layout" svg:width="0.853cm" svg:height="0.962cm" svg:x="-2.557cm" svg:y="13.1cm">
                  <draw:text-box>
                    <text:p>4</text:p>
                  </draw:text-box>
                </draw:frame>
                <draw:frame draw:style-name="gr5" draw:text-style-name="P4" draw:layer="layout" svg:width="0.853cm" svg:height="0.962cm" svg:x="-1.556cm" svg:y="13.1cm">
                  <draw:text-box>
                    <text:p>3</text:p>
                  </draw:text-box>
                </draw:frame>
                <draw:frame draw:style-name="gr5" draw:text-style-name="P4" draw:layer="layout" svg:width="0.853cm" svg:height="0.962cm" svg:x="-0.355cm" svg:y="13.1cm">
                  <draw:text-box>
                    <text:p>2</text:p>
                  </draw:text-box>
                </draw:frame>
                <draw:frame draw:style-name="gr5" draw:text-style-name="P4" draw:layer="layout" svg:width="0.853cm" svg:height="0.962cm" svg:x="0.446cm" svg:y="13.1cm">
                  <draw:text-box>
                    <text:p>1</text:p>
                  </draw:text-box>
                </draw:frame>
                <draw:frame draw:style-name="gr5" draw:text-style-name="P4" draw:layer="layout" svg:width="0.853cm" svg:height="0.962cm" svg:x="1.147cm" svg:y="13.1cm">
                  <draw:text-box>
                    <text:p>0</text:p>
                  </draw:text-box>
                </draw:frame>
              </draw:g>
              <draw:line draw:style-name="gr11" draw:text-style-name="P1" draw:layer="layout" svg:x1="-1.87cm" svg:y1="12.502cm" svg:x2="-1.87cm" svg:y2="10.799cm">
                <text:p/>
              </draw:line>
            </draw:g>
          </draw:g>
          <draw:custom-shape draw:style-name="gr12" draw:text-style-name="P5" draw:layer="layout" svg:width="2.6cm" svg:height="1.7cm" svg:x="2.5cm" svg:y="11.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16:25:10.120924370</meta:creation-date>
    <dc:date>2018-11-28T16:58:51.085263330</dc:date>
    <meta:editing-duration>PT21M59S</meta:editing-duration>
    <meta:editing-cycles>3</meta:editing-cycles>
    <meta:generator>LibreOffice/6.1.3.2$MacOSX_X86_64 LibreOffice_project/86daf60bf00efa86ad547e59e09d6bb77c699acb</meta:generator>
    <meta:document-statistic meta:object-count="120"/>
  </office:meta>
</office:document-meta>
</file>